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base) rmdstic@rmdstic-OptiPlex-3010:~$ cd Desktop</text:p>
      <text:p text:style-name="Standard">(base) rmdstic@rmdstic-OptiPlex-3010:~/Desktop$ g++ Dsa5.cpp</text:p>
      <text:p text:style-name="Standard">(base) rmdstic@rmdstic-OptiPlex-3010:~/Desktop$ ./a.out</text:p>
      <text:p text:style-name="Standard">Inorder traversal of created threaded tree is:</text:p>
      <text:p text:style-name="Standard">4 2 5 1 6 3 7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7T15:50:11.047385339</meta:creation-date>
    <dc:date>2024-02-27T15:51:10.410006644</dc:date>
    <meta:editing-duration>PT1M</meta:editing-duration>
    <meta:editing-cycles>1</meta:editing-cycles>
    <meta:document-statistic meta:table-count="0" meta:image-count="0" meta:object-count="0" meta:page-count="1" meta:paragraph-count="5" meta:word-count="25" meta:character-count="225" meta:non-whitespace-character-count="204"/>
    <meta:generator>LibreOffice/6.4.7.2$Linux_X86_64 LibreOffice_project/40$Build-2</meta:generator>
  </office:meta>
</office:document-meta>
</file>